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500" calcext:value-type="float">
            <text:p>2350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23:58:06.75961382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9-07T00:05:33.594872527</dc:date>
    <meta:editing-duration>PT59M2S</meta:editing-duration>
    <meta:editing-cycles>32</meta:editing-cycles>
    <meta:generator>LibreOffice/4.2.6.3$Linux_X86_64 LibreOffice_project/420m0$Build-3</meta:generator>
    <meta:document-statistic meta:table-count="1" meta:cell-count="6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>
        <chart:symbol-image/>
      </style:chart-properties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7cm" svg:width="91.297cm" svg:height="21.127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500">
                <text:p>2350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